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8d58" officeooo:paragraph-rsid="000d8d58"/>
    </style:style>
    <style:style style:name="P2" style:family="paragraph" style:parent-style-name="Standard">
      <style:text-properties officeooo:rsid="000f53fb" officeooo:paragraph-rsid="000f53fb"/>
    </style:style>
    <style:style style:name="P3" style:family="paragraph" style:parent-style-name="Standard">
      <style:text-properties officeooo:rsid="00111b17" officeooo:paragraph-rsid="00111b17"/>
    </style:style>
    <style:style style:name="P4" style:family="paragraph" style:parent-style-name="Standard" style:list-style-name="L1">
      <style:text-properties officeooo:rsid="000d8d58" officeooo:paragraph-rsid="000d8d58"/>
    </style:style>
    <style:style style:name="P5" style:family="paragraph" style:parent-style-name="Standard" style:list-style-name="L1">
      <style:text-properties officeooo:rsid="000f53fb" officeooo:paragraph-rsid="000f53fb"/>
    </style:style>
    <style:style style:name="P6" style:family="paragraph" style:parent-style-name="Standard" style:list-style-name="L1">
      <style:text-properties officeooo:rsid="00101a3f" officeooo:paragraph-rsid="00101a3f"/>
    </style:style>
    <style:style style:name="P7" style:family="paragraph" style:parent-style-name="Standard" style:list-style-name="L1">
      <style:text-properties officeooo:rsid="00137875" officeooo:paragraph-rsid="00137875"/>
    </style:style>
    <style:style style:name="P8" style:family="paragraph" style:parent-style-name="Standard" style:list-style-name="L2">
      <style:text-properties style:use-window-font-color="true" officeooo:rsid="00111b17" officeooo:paragraph-rsid="00111b17"/>
    </style:style>
    <style:style style:name="P9" style:family="paragraph" style:parent-style-name="Standard" style:list-style-name="L2">
      <style:text-properties fo:font-variant="normal" fo:text-transform="none" style:use-window-font-color="true" style:font-name="Verdana" fo:font-size="9.75pt" fo:letter-spacing="normal" fo:font-style="normal" fo:font-weight="normal" officeooo:rsid="00111b17" officeooo:paragraph-rsid="00111b17"/>
    </style:style>
    <style:style style:name="T1" style:family="text">
      <style:text-properties fo:font-variant="normal" fo:text-transform="none" style:font-name="Verdana" fo:font-size="9.75pt" fo:letter-spacing="normal" fo:font-style="normal" fo:font-weight="normal"/>
    </style:style>
    <style:style style:name="T2" style:family="text">
      <style:text-properties fo:font-variant="normal" fo:text-transform="none" style:font-name="Verdana" fo:font-size="9.75pt" fo:letter-spacing="normal" fo:font-style="normal" fo:font-weight="normal" officeooo:rsid="0012b5cd"/>
    </style:style>
    <style:style style:name="T3" style:family="text">
      <style:text-properties fo:font-variant="normal" fo:text-transform="none" style:font-name="inherit" fo:font-size="9.75pt" fo:letter-spacing="normal" fo:font-style="italic" style:text-underline-style="solid" style:text-underline-width="auto" style:text-underline-color="font-color" fo:font-weight="bold" fo:padding="0in" fo:border="none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officeooo:rsid="001378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I Testing notes</text:p>
      <text:p text:style-name="P1"/>
      <text:list xml:id="list5665616379199307344" text:style-name="L1">
        <text:list-item>
          <text:p text:style-name="P4">ABS: Part stuck well at 100C on the bed, parts were easily knocked off at 60C</text:p>
          <text:list>
            <text:list-item>
              <text:p text:style-name="P5">large parts (4” crate) were difficult to remove when bed had cooled to 30C</text:p>
            </text:list-item>
            <text:list-item>
              <text:p text:style-name="P5">wiping bed with wet paper towel after removing part will smooth out bed finish</text:p>
            </text:list-item>
            <text:list-item>
              <text:p text:style-name="P6">SeeMeCNC forum <text:span text:style-name="T5">recommends</text:span> 80C for the bed, others 100. Will try 80C to see if 105C is just baking the part down too much</text:p>
            </text:list-item>
            <text:list-item>
              <text:p text:style-name="P7">With moderate squish and bed at 90C an extruder body adhered well, and removing the part with bed @ 60C was similar to removing a part from PET – required prying</text:p>
            </text:list-item>
            <text:list-item>
              <text:p text:style-name="P7"/>
            </text:list-item>
          </text:list>
        </text:list-item>
        <text:list-item>
          <text:p text:style-name="P4">PLA:</text:p>
          <text:list>
            <text:list-item>
              <text:p text:style-name="P5">Adheres well and comes off of bed easily when temp drops to ~50C</text:p>
            </text:list-item>
            <text:list-item>
              <text:p text:style-name="P5">Some corners were lifting when the bed temp was set to 65</text:p>
            </text:list-item>
            <text:list-item>
              <text:p text:style-name="P5"/>
            </text:list-item>
          </text:list>
        </text:list-item>
        <text:list-item>
          <text:p text:style-name="P4">HIPS:</text:p>
          <text:list>
            <text:list-item>
              <text:p text:style-name="P5">Adheres well, easier to knock off than ABS</text:p>
            </text:list-item>
          </text:list>
        </text:list-item>
        <text:list-item>
          <text:p text:style-name="P4">Woodfill:</text:p>
        </text:list-item>
        <text:list-item>
          <text:p text:style-name="P5">Nylon</text:p>
          <text:list>
            <text:list-item>
              <text:p text:style-name="P5">Does not adhere to PEI at all</text:p>
            </text:list-item>
            <text:list-item>
              <text:p text:style-name="P5">will stick to UHU gluestick on top of PEI surface</text:p>
            </text:list-item>
            <text:list-item>
              <text:p text:style-name="P5">UHU glue might also be used to smooth out and scratches in the PEI</text:p>
            </text:list-item>
          </text:list>
        </text:list-item>
        <text:list-item>
          <text:p text:style-name="P5">PVA</text:p>
        </text:list-item>
        <text:list-item>
          <text:p text:style-name="P5">Bronzefill</text:p>
        </text:list-item>
      </text:list>
      <text:p text:style-name="P2"/>
      <text:p text:style-name="P3">What the internets are saying about it:</text:p>
      <text:list xml:id="list5748437862997736553" text:style-name="L2">
        <text:list-item>
          <text:p text:style-name="P8"><text:span text:style-name="T1">Yes with ABS. I don't think PEI is suitable for nylon, at least no one I've heard has tried it.</text:span><text:line-break/><text:line-break/><text:span text:style-name="T1">There are a few tricks; 1) use the lowest bed temperature that gets good stick 2) remove the part immediately, don't allow the bed to cool 3) if during 2 the part is difficult to remove or if y9ou wait until the bed has cold, chill the bed/part in the refrigerator and it will literally SNAP off! </text:span></text:p>
        </text:list-item>
        <text:list-item>
          <text:p text:style-name="P8"><text:span text:style-name="T1">Not to room temp, but if you keep cooling to fridge temps, then yes.</text:span><text:line-break/></text:p>
        </text:list-item>
        <text:list-item>
          <text:p text:style-name="P8"><text:span text:style-name="T1">You still need to use borosilicate if you plan to heat, especially at ABS temps.</text:span><text:line-break/><text:line-break/><text:span text:style-name="T1">It is pretty easy to remove, I've done it twice!</text:span></text:p>
        </text:list-item>
        <text:list-item>
          <text:p text:style-name="P8"><text:span text:style-name="T1">Make sure to clean the PEI with rubbing alcohol </text:span><text:span text:style-name="T2">(or acetone) </text:span><text:span text:style-name="T1">well then try it. A little trick I use - BUT PLEASE READ THIS CAREFULLY - is to use </text:span><text:span text:style-name="T3">2000</text:span><text:span text:style-name="T4"> </text:span><text:span text:style-name="T1">grit (do NOT USE anything courser than this) and gently sand the surface. I get 100% stick for dozens of prints then do this again. Been working this way for months now with "0" failures.</text:span></text:p>
        </text:list-item>
        <text:list-item>
          <text:p text:style-name="P9">I use it dry. Works fine that way. DON'T use a lot of pressure, you are just trying to scuff the surface a little. Then I wipe with a bit of alcohol and I'm good to go for dozens of prints.</text:p>
        </text:list-item>
        <text:list-item>
          <text:p text:style-name="P9">Ah, I looked back, you are printing with ABS! Yes, much higher temp on the bed. I print at 80°C for ABS and 55° for PLA on PEI. Try raising the temperature, it really makes a big difference with PEI.</text:p>
        </text:list-item>
        <text:list-item>
          <text:p text:style-name="P9">I use 90c with PEI and ABS, sticks wel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1:40:50.281954375</meta:creation-date>
    <dc:date>2014-09-05T14:48:35.914646369</dc:date>
    <meta:editing-duration>PT2H18M24S</meta:editing-duration>
    <meta:editing-cycles>1</meta:editing-cycles>
    <meta:generator>LibreOffice/4.2.5.2$Linux_X86_64 LibreOffice_project/420m0$Build-2</meta:generator>
    <meta:document-statistic meta:table-count="0" meta:image-count="0" meta:object-count="0" meta:page-count="1" meta:paragraph-count="28" meta:word-count="476" meta:character-count="2293" meta:non-whitespace-character-count="1864"/>
  </office:meta>
</office:document-meta>
</file>